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opacity="100%" draw:textarea-horizontal-align="justify" draw:textarea-vertical-align="middle" draw:auto-grow-height="false" fo:min-height="2.798cm" fo:min-width="4.326cm" draw:shadow="hidden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798cm" fo:min-width="4.326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1.274cm" fo:min-width="4.326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fill="solid" draw:fill-color="#1c1c1c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top" fo:min-height="11.929cm"/>
    </style:style>
    <style:style style:name="P1" style:family="paragraph">
      <style:text-properties fo:color="#ffffff"/>
    </style:style>
    <style:style style:name="P2" style:family="paragraph">
      <loext:graphic-properties draw:fill="solid" draw:fill-color="#1c1c1c"/>
      <style:text-properties fo: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32pt" fo:letter-spacing="normal"/>
    </style:style>
    <style:style style:name="P7" style:family="paragraph">
      <style:paragraph-properties fo:text-align="start"/>
      <style:text-properties fo:letter-spacing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b2b2b2" draw:opacity="100%"/>
      <style:paragraph-properties fo:text-align="center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Biker Bob and the Alien Hijackers</text:span></text:p>
          </draw:text-box>
        </draw:frame>
        <draw:frame presentation:style-name="pr2" draw:text-style-name="P3" draw:layer="layout" svg:width="25.199cm" svg:height="12.179cm" svg:x="1.401cm" svg:y="4.915cm" presentation:class="outline" presentation:user-transformed="true">
          <draw:text-box>
            <text:p text:style-name="P3">ENGINE: Javascript</text:p>
            <text:p text:style-name="P3">AESTHETIC: Black on white pixel art with 2D tile-based maps</text:p>
            <text:p text:style-name="P3"/>
            <text:p text:style-name="P4">INSPIRATIONS: DuckTales NES, Bad Dudes, TMNT, PeeWee's Big Adventure</text:p>
            <text:p text:style-name="P4"/>
            <text:p text:style-name="P4">MAIN GOAL: Try to find Biker Bob's motorcycle that was stolen by aliens</text:p>
            <text:p text:style-name="P4"/>
            <text:p text:style-name="P4">STORY START:</text:p>
            <text:p text:style-name="P4">At a bar, beat a random guy (actually alien) at darts/pool. Get in a fight and get knocked out. <text:s/>Wake up and bike is missing. <text:s/>Aliens leave a note that says (thanks for the spare parts). <text:s/>Look around bar and find CHAIN from bike. <text:s/>Use it to fight off the alien jerks in the bar.</text:p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p text:style-name="P6">Levels (5): Biker Bar, Desert Highway, Area 51, Alien Ship, Space</text:p>
            <text:p text:style-name="P6">Weapons WIP: </text:p>
            <text:p text:style-name="P6">(pistol with oversize bullets, brass knuckles, crowbar,)</text:p>
            <text:p text:style-name="P6">find parts of motorcycle. <text:s/>each part you steal back from the Aliens becomes a weapon. <text:s/></text:p>
            <text:p text:style-name="P6">motorcycle parts are imbued with alien tech powers, which turns them into weapons. <text:s/>Once all of the parts are found, the motorcycle is built and becomes a super powerful motorcycle with special powers and maybe even a robot/mech mode.</text:p>
            <text:p text:style-name="P7"/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1"><text:span text:style-name="T1">Biker Bob and the Alien Hijack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6" draw:layer="layout" svg:width="25.199cm" svg:height="12.179cm" svg:x="1.4cm" svg:y="4.914cm" presentation:class="outline" presentation:user-transformed="true">
          <draw:text-box>
            <text:p text:style-name="P6">Parts/Weapons and Level Progression:</text:p>
            <text:p text:style-name="P6">LEVEL 0 - START - BAR – Obtain Chain after completing opening cinematic</text:p>
            <text:p text:style-name="P6">LEVEL 1 - BAR – Obtain Handle Bars after defeating Boss 1</text:p>
            <text:p text:style-name="P6">LEVEL 2 - HIGHWAY – Obtain Wheels after defeating Boss 2</text:p>
            <text:p text:style-name="P6">LEVEL 3 - AREA 51 – Obtain Engine after defeating Boss 3</text:p>
            <text:p text:style-name="P6">LEVEL 4 - ALIEN SHIP – Obtain Chassis after defeating Boss 4</text:p>
            <text:p text:style-name="P6">(once Chassis is found, can build bike to fight BOSS in Space</text:p>
            <text:p text:style-name="P6">Once the motorcycle is built, it can fly you out of the alien ship to fight the alien boss</text:p>
            <text:p text:style-name="P6">GAME OVER – Defeat Alien Boss (Boss 5). <text:s/>Biker Bob gives thumbs up and rides into sunset. <text:s/>Roll Credits</text:p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1"><text:span text:style-name="T1">Biker Bob and the Alien Hijack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6" draw:layer="layout" svg:width="25.199cm" svg:height="12.179cm" svg:x="1.4cm" svg:y="4.914cm" presentation:class="outline" presentation:user-transformed="true">
          <draw:text-box>
            <text:p text:style-name="P6">ART REQUIREMENTS:</text:p>
            <text:p text:style-name="P6">Player Sprite (walk, run, jump, duck, attack, die)</text:p>
            <text:p text:style-name="P6">Enemy Alien Sprites (same design with small changes each level)</text:p>
            <text:p text:style-name="P6">Weapons</text:p>
            <text:p text:style-name="P6">Background Tile sets</text:p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1"><text:span text:style-name="T1">Biker Bob and the Alien Hijack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een State FLow</text:p>
          </draw:text-box>
        </draw:frame>
        <draw:custom-shape draw:style-name="gr2" draw:text-style-name="P10" draw:layer="layout" svg:width="4.826cm" svg:height="3.048cm" svg:x="11.43cm" svg:y="4.343cm">
          <text:p text:style-name="P9">TITLE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4.826cm" svg:height="3.048cm" svg:x="3.796cm" svg:y="8.874cm">
          <text:p text:style-name="P9">START/PLAY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4.826cm" svg:height="3.048cm" svg:x="11.43cm" svg:y="8.874cm">
          <text:p text:style-name="P9">OPTIONS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4.826cm" svg:height="3.048cm" svg:x="17.964cm" svg:y="8.874cm">
          <text:p text:style-name="P9">CREDITS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826cm" svg:height="1.524cm" svg:x="12.446cm" svg:y="16.51cm">
          <text:p text:style-name="P9">AUDIO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826cm" svg:height="1.524cm" svg:x="18.034cm" svg:y="15.494cm">
          <text:p text:style-name="P9">CONTROLS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826cm" svg:height="1.524cm" svg:x="19.05cm" svg:y="13.208cm">
          <text:p text:style-name="P9">LANGUAGE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826cm" svg:height="1.524cm" svg:x="8.89cm" svg:y="14.732cm">
          <text:p text:style-name="P9">HOW TO PLAY</text:p>
          <draw:enhanced-geometry svg:viewBox="0 0 21600 21600" draw:type="rectangle" draw:enhanced-path="M 0 0 L 21600 0 21600 21600 0 21600 0 0 Z N"/>
        </draw:custom-shape>
        <draw:line draw:style-name="gr5" draw:text-style-name="P12" draw:layer="layout" svg:x1="13.97cm" svg:y1="7.391cm" svg:x2="13.97cm" svg:y2="8.874cm">
          <text:p/>
        </draw:line>
        <draw:line draw:style-name="gr5" draw:text-style-name="P12" draw:layer="layout" svg:x1="16.256cm" svg:y1="7.391cm" svg:x2="20.574cm" svg:y2="8.874cm">
          <text:p/>
        </draw:line>
        <draw:line draw:style-name="gr5" draw:text-style-name="P12" draw:layer="layout" svg:x1="11.43cm" svg:y1="7.391cm" svg:x2="7.112cm" svg:y2="8.874cm">
          <text:p/>
        </draw:line>
        <draw:line draw:style-name="gr5" draw:text-style-name="P12" draw:layer="layout" svg:x1="13.208cm" svg:y1="11.922cm" svg:x2="16.764cm" svg:y2="16.51cm">
          <text:p/>
        </draw:line>
        <draw:line draw:style-name="gr5" draw:text-style-name="P12" draw:layer="layout" svg:x1="11.43cm" svg:y1="11.922cm" svg:x2="10.922cm" svg:y2="14.732cm">
          <text:p/>
        </draw:line>
        <draw:line draw:style-name="gr5" draw:text-style-name="P12" draw:layer="layout" svg:x1="14.732cm" svg:y1="11.922cm" svg:x2="19.05cm" svg:y2="15.494cm">
          <text:p/>
        </draw:line>
        <draw:line draw:style-name="gr5" draw:text-style-name="P12" draw:layer="layout" svg:x1="16.256cm" svg:y1="11.922cm" svg:x2="21.59cm" svg:y2="13.208cm">
          <text:p/>
        </draw:line>
        <draw:custom-shape draw:style-name="gr4" draw:text-style-name="P11" draw:layer="layout" svg:width="4.826cm" svg:height="1.524cm" svg:x="3.048cm" svg:y="12.954cm">
          <text:p text:style-name="P9">PAUSE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826cm" svg:height="1.524cm" svg:x="1.778cm" svg:y="15.24cm">
          <text:p text:style-name="P9">QUIT</text:p>
          <draw:enhanced-geometry svg:viewBox="0 0 21600 21600" draw:type="rectangle" draw:enhanced-path="M 0 0 L 21600 0 21600 21600 0 21600 0 0 Z N"/>
        </draw:custom-shape>
        <draw:line draw:style-name="gr5" draw:text-style-name="P12" draw:layer="layout" svg:x1="6.35cm" svg:y1="11.922cm" svg:x2="5.842cm" svg:y2="12.954cm">
          <text:p/>
        </draw:line>
        <draw:line draw:style-name="gr5" draw:text-style-name="P12" draw:layer="layout" svg:x1="5.334cm" svg:y1="14.478cm" svg:x2="4.572cm" svg:y2="15.24cm">
          <text:p/>
        </draw:line>
        <draw:line draw:style-name="gr5" draw:text-style-name="P12" draw:layer="layout" svg:x1="7.874cm" svg:y1="12.954cm" svg:x2="11.43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4T18:59:29.153000000</meta:creation-date>
    <dc:date>2020-01-04T20:05:08.974000000</dc:date>
    <meta:editing-duration>PT44M34S</meta:editing-duration>
    <meta:editing-cycles>13</meta:editing-cycles>
    <meta:generator>LibreOffice/5.2.5.1$Windows_X86_64 LibreOffice_project/0312e1a284a7d50ca85a365c316c7abbf20a4d22</meta:generator>
    <meta:document-statistic meta:object-count="63"/>
  </office:meta>
</office:document-meta>
</file>